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number-columns-repeated="5" table:default-cell-style-name="ce1"/>
        <table:table-row table:style-name="ro1">
          <table:table-cell office:value-type="string">
            <text:p>NumClient</text:p>
          </table:table-cell>
          <table:table-cell office:value-type="string">
            <text:p>RaisonSociale</text:p>
          </table:table-cell>
          <table:table-cell office:value-type="string">
            <text:p>AdresseClient</text:p>
          </table:table-cell>
          <table:table-cell office:value-type="string">
            <text:p>VilleClient</text:p>
          </table:table-cell>
          <table:table-cell office:value-type="string">
            <text:p>Téléph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ICO</text:p>
          </table:table-cell>
          <table:table-cell office:value-type="string">
            <text:p>10 rue des prés</text:p>
          </table:table-cell>
          <table:table-cell office:value-type="string">
            <text:p>Strasbourg</text:p>
          </table:table-cell>
          <table:table-cell office:value-type="string">
            <text:p>0388010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VLA</text:p>
          </table:table-cell>
          <table:table-cell office:value-type="string">
            <text:p>20 avenue de la Liberté</text:p>
          </table:table-cell>
          <table:table-cell office:value-type="string">
            <text:p>Strasbourg</text:p>
          </table:table-cell>
          <table:table-cell office:value-type="string">
            <text:p>03881020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GNE &amp; Cie</text:p>
          </table:table-cell>
          <table:table-cell office:value-type="string">
            <text:p>30 rue des poissons</text:p>
          </table:table-cell>
          <table:table-cell office:value-type="string">
            <text:p>Strasbourg</text:p>
          </table:table-cell>
          <table:table-cell office:value-type="string">
            <text:p>03881525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GERE Tex</text:p>
          </table:table-cell>
          <table:table-cell office:value-type="string">
            <text:p>40 rue des mésanges</text:p>
          </table:table-cell>
          <table:table-cell office:value-type="string">
            <text:p>Haguenau</text:p>
          </table:table-cell>
          <table:table-cell office:value-type="string">
            <text:p>03884050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CHET &amp; Cie</text:p>
          </table:table-cell>
          <table:table-cell office:value-type="string">
            <text:p>50 route de Strasbourg</text:p>
          </table:table-cell>
          <table:table-cell office:value-type="string">
            <text:p>Haguenau</text:p>
          </table:table-cell>
          <table:table-cell office:value-type="string">
            <text:p>03887080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STELLERIE</text:p>
          </table:table-cell>
          <table:table-cell office:value-type="string">
            <text:p>60 route du pylone</text:p>
          </table:table-cell>
          <table:table-cell office:value-type="string">
            <text:p>Colmar</text:p>
          </table:table-cell>
          <table:table-cell office:value-type="string">
            <text:p>03897080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NBAGNA</text:p>
          </table:table-cell>
          <table:table-cell office:value-type="string">
            <text:p>70 avenue de Gironde</text:p>
          </table:table-cell>
          <table:table-cell office:value-type="string">
            <text:p>Sélestat</text:p>
          </table:table-cell>
          <table:table-cell office:value-type="string">
            <text:p>03887080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RCERIE</text:p>
          </table:table-cell>
          <table:table-cell office:value-type="string">
            <text:p>80 route du Sud</text:p>
          </table:table-cell>
          <table:table-cell office:value-type="string">
            <text:p>Mulhouse</text:p>
          </table:table-cell>
          <table:table-cell office:value-type="string">
            <text:p>03897080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OULE ANGET</text:p>
          </table:table-cell>
          <table:table-cell office:value-type="string">
            <text:p>90 avenue de la paix</text:p>
          </table:table-cell>
          <table:table-cell office:value-type="string">
            <text:p>Strasbourg</text:p>
          </table:table-cell>
          <table:table-cell office:value-type="string">
            <text:p>03887080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STEL</text:p>
          </table:table-cell>
          <table:table-cell office:value-type="string">
            <text:p>10 route du manoir</text:p>
          </table:table-cell>
          <table:table-cell office:value-type="string">
            <text:p>Strasbourg</text:p>
          </table:table-cell>
          <table:table-cell office:value-type="string">
            <text:p>038870809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T_CLIENT" table:base-cell-address="$Feuille1.$A$1" table:cell-range-address="$Feuille1.$A$1:.$E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31/03/2009</text:date>, <text:time>22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_5f_CLIENT" style:display-name="PageStyle_T_CLIEN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1T22:00:56.19</meta:creation-date>
    <dc:date>2009-03-31T22:01:07.24</dc:date>
    <meta:editing-duration>PT00H00M11S</meta:editing-duration>
    <meta:editing-cycles>1</meta:editing-cycles>
    <meta:document-statistic meta:table-count="3" meta:cell-count="55" meta:object-count="0"/>
    <meta:generator>OpenOffice.org/3.0$Win32 OpenOffice.org_project/300m15$Build-9379</meta:generator>
  </office:meta>
</office:document-meta>
</file>